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8pt" officeooo:rsid="0009bd23" officeooo:paragraph-rsid="0009bd23" style:font-size-asian="8pt" style:font-size-complex="8pt"/>
    </style:style>
    <style:style style:name="P2" style:family="paragraph" style:parent-style-name="Standard">
      <style:text-properties officeooo:rsid="0007d53b" officeooo:paragraph-rsid="0007d53b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officeooo:paragraph-rsid="0009bd23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Heading_20_1">
      <style:text-properties officeooo:rsid="0009bd23" officeooo:paragraph-rsid="0009bd23"/>
    </style:style>
    <style:style style:name="P7" style:family="paragraph" style:parent-style-name="Heading_20_1">
      <style:text-properties officeooo:rsid="000b5bf1" officeooo:paragraph-rsid="000b5bf1"/>
    </style:style>
    <style:style style:name="P8" style:family="paragraph" style:parent-style-name="Text_20_body">
      <style:text-properties officeooo:rsid="000b5bf1" officeooo:paragraph-rsid="0009bd23"/>
    </style:style>
    <style:style style:name="P9" style:family="paragraph" style:parent-style-name="Text_20_body">
      <style:text-properties officeooo:paragraph-rsid="000b5bf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cap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3"><text:a xlink:type="simple" xlink:href="#__RefHeading___Toc320_591976250" text:style-name="Index_20_Link" text:visited-style-name="Index_20_Link">Introdução<text:tab/>3</text:a></text:p>
          <text:p text:style-name="P3"><text:a xlink:type="simple" xlink:href="#__RefHeading___Toc449_3631141057" text:style-name="Index_20_Link" text:visited-style-name="Index_20_Link">Performance C++ vs Java Standard Algorithm<text:tab/>3</text:a></text:p>
          <text:p text:style-name="P3"><text:a xlink:type="simple" xlink:href="#__RefHeading___Toc451_3631141057" text:style-name="Index_20_Link" text:visited-style-name="Index_20_Link">Performance C++ vs Java Line By Line Algorithm<text:tab/>3</text:a></text:p>
          <text:p text:style-name="P3"><text:a xlink:type="simple" xlink:href="#__RefHeading___Toc453_3631141057" text:style-name="Index_20_Link" text:visited-style-name="Index_20_Link">Performance C++ Blocks Algorithm<text:tab/>3</text:a></text:p>
          <text:p text:style-name="P3"><text:a xlink:type="simple" xlink:href="#__RefHeading___Toc455_3631141057" text:style-name="Index_20_Link" text:visited-style-name="Index_20_Link">Discussion<text:tab/>3</text:a></text:p>
          <text:p text:style-name="P3"><text:a xlink:type="simple" xlink:href="#__RefHeading___Toc457_3631141057" text:style-name="Index_20_Link" text:visited-style-name="Index_20_Link">Conclusion<text:tab/>3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" text:outline-level="1"><text:bookmark-start text:name="__RefHeading___Toc320_591976250"/>Introdução <text:bookmark-end text:name="__RefHeading___Toc320_591976250"/></text:h>
      <text:p text:style-name="P8"/>
      <text:h text:style-name="P7" text:outline-level="1"><text:bookmark-start text:name="__RefHeading___Toc449_3631141057"/>Performance C++ vs Java - Standard Algorithm<text:bookmark-end text:name="__RefHeading___Toc449_3631141057"/></text:h>
      <text:p text:style-name="P9"/>
      <text:h text:style-name="P7" text:outline-level="1"><text:bookmark-start text:name="__RefHeading___Toc451_3631141057"/>Performance C++ vs Java - Line By Line Algorithm<text:bookmark-end text:name="__RefHeading___Toc451_3631141057"/></text:h>
      <text:p text:style-name="P9"/>
      <text:h text:style-name="P7" text:outline-level="1"><text:bookmark-start text:name="__RefHeading___Toc453_3631141057"/>Performance C++ - Blocks Algorithm<text:bookmark-end text:name="__RefHeading___Toc453_3631141057"/></text:h>
      <text:p text:style-name="P9"/>
      <text:h text:style-name="P7" text:outline-level="1"><text:bookmark-start text:name="__RefHeading___Toc455_3631141057"/>Discussion<text:bookmark-end text:name="__RefHeading___Toc455_3631141057"/></text:h>
      <text:p text:style-name="P9"/>
      <text:h text:style-name="P7" text:outline-level="1"><text:bookmark-start text:name="__RefHeading___Toc457_3631141057"/>Conclusion<text:bookmark-end text:name="__RefHeading___Toc457_3631141057"/></text:h>
      <text:p text:style-name="P9"/>
      <text:p text:style-name="P9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officeooo:rsid="0009bd23" officeooo:paragraph-rsid="0009bd23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Computação Paralela <text:tab/><text:tab/>2020/21</text:p>
      </style:header>
      <loext:header-first>
        <text:p text:style-name="Header"/>
      </loext:header-first>
      <style:footer>
        <text:p text:style-name="Footer"><text:tab/><text:tab/><text:page-number text:select-page="current">3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5:48:39.661675625</meta:creation-date>
    <dc:date>2021-02-26T22:49:33.697131500</dc:date>
    <meta:editing-duration>PT13M35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3" meta:paragraph-count="16" meta:word-count="57" meta:character-count="361" meta:non-whitespace-character-count="315"/>
  </office:meta>
</office:document-meta>
</file>